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T1" style:family="text">
      <style:text-properties fo:background-color="#ffff00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course meeting – SWCC hut – 26.09.2015 9:26pm</text:p>
      <text:p text:style-name="Standard">Present: David W (DW), Michael S (MS), Stuart W (SW), Philip W (PW), Aled E (AE).</text:p>
      <text:p text:style-name="Standard">Minutes taken by AE.</text:p>
      <text:p text:style-name="Standard">Apologies for absence: N/A.</text:p>
      <text:p text:style-name="Standard">Agenda:</text:p>
      <text:list xml:id="list6553132272182302583" text:style-name="WWNum1">
        <text:list-item>
          <text:p text:style-name="P2">What do we need to talk about:</text:p>
        </text:list-item>
        <text:list-item>
          <text:p text:style-name="P2">Fresher’s fair, squash, meets 1 and 2 (DW)</text:p>
        </text:list-item>
        <text:list-item>
          <text:p text:style-name="P2">Training</text:p>
        </text:list-item>
        <text:list-item>
          <text:p text:style-name="P2">Aled’s supposed social role</text:p>
        </text:list-item>
        <text:list-item>
          <text:p text:style-name="P2">Exec members who are missing</text:p>
        </text:list-item>
        <text:list-item>
          <text:p text:style-name="P2">AOB</text:p>
        </text:list-item>
      </text:list>
      <text:p text:style-name="Standard">Chairman: DW</text:p>
      <text:p text:style-name="Standard">Flyers MS, Posters MS, things to print out/photos. <text:span text:style-name="T1">AE to do the posters and flyers</text:span>. DW says there’s a nice board to be used somewhere as a stand for display; PW – we should take some gear and stuff.</text:p>
      <text:p text:style-name="Standard">AE – how about someone dresses up in caving gear.</text:p>
      <text:p text:style-name="Standard">DW against using a full oversuit, but MS will try to cajole.</text:p>
      <text:p text:style-name="Standard">AE – website and mailing list ,squash, regular meetings, meet 1 and 2, contact</text:p>
      <text:p text:style-name="Standard">MS – photos from EXPO? and Ardeche. Ask Shinwag.</text:p>
      <text:p text:style-name="Standard">Way to enter email addresses – hotdesking laptops, and keeping usb. paper and pens as backup. Name College preferred Email.</text:p>
      <text:p text:style-name="Standard"><text:span text:style-name="T1">ACTION </text:span>– DW to email club to ask for volunteers.</text:p>
      <text:p text:style-name="Standard">MS – 9am to 5pm on Tuesday, 9am to 1pm Wednesday.</text:p>
      <text:p text:style-name="Standard">DW – has booked a stall – PW is there an e-ticket? DW unsure. MS “WHAT?”. PW “You need it”.</text:p>
      <text:p text:style-name="Standard">PW – strict max of two people on the stall at any one point.</text:p>
      <text:p text:style-name="Standard">MS can be there all day?</text:p>
      <text:p text:style-name="Standard">DW wants to build rockets. DW will be at the freshers fair. AE will look at his timetable.</text:p>
      <text:p text:style-name="Standard">DW “we might have some <text:span text:style-name="T2">more</text:span> volunteers!”</text:p>
      <text:p text:style-name="Standard">PW will be on the Hill Walking.</text:p>
      <text:p text:style-name="Standard">PW – We’re doing a joint trip with the hill walkers in SWCC at some point!? Hut has been booked, DW thinks it’s even on the calendar.</text:p>
      <text:p text:style-name="Standard">PW, there are rules, strict rules, for the fresher’s fair which means we can’t have chocolate.</text:p>
      <text:p text:style-name="Standard">DW <text:span text:style-name="T1">ACTION</text:span> – read the rules, and buy chocolate if possible. Bribe volunteers with chocolate instead?</text:p>
      <text:p text:style-name="Standard">DW and MS discuss the accounts for the club… it’s quite convoluted.</text:p>
      <text:p text:style-name="Standard">MS and PW talk about expo gear wear-and-tear expenses.</text:p>
      <text:p text:style-name="Standard"><text:soft-page-break/>SQUASH:</text:p>
      <text:p text:style-name="Standard">MS the room is booked – Pembrooke new cellars. “Near James’ room”. Flyers should have location – DW we need to print out flyers/banners with arrows to the room. PW – freshers last year had no clue where to go. Bella also didn’t quite know what to do.</text:p>
      <text:p text:style-name="Standard"><text:span text:style-name="T1">ACTION </text:span>– MS to print arrous – DW “Put CUCC on it!”. AE – or <text:s/>“CAVING”.</text:p>
      <text:p text:style-name="Standard">MS food and drink in the room. AE- have actual squash and donuts and stuff.</text:p>
      <text:p text:style-name="Standard">Presentation – PW – open questions?, how a trip works, timings for trips, equipment you need and details of first trip, etc. AE volunteer to do presentation:</text:p>
      <text:p text:style-name="Standard">Presentation – what is caving?</text:p>
      <text:p text:style-name="Standard">where can it take you?</text:p>
      <text:p text:style-name="Standard">how cool is it?</text:p>
      <text:p text:style-name="Standard">what do you need?</text:p>
      <text:p text:style-name="Standard">planned trips for the year – slideshow</text:p>
      <text:p text:style-name="Standard">first trip of the year – and how to sign up.</text:p>
      <text:p text:style-name="Standard">any questions and MILLING!</text:p>
      <text:p text:style-name="Standard">AE put log on fire, and flipped it like a burger.</text:p>
      <text:p text:style-name="Standard">MS lists stuff needed to show for gear. MS, we need to book the whole back room.</text:p>
      <text:p text:style-name="Standard"><text:span text:style-name="T1">ACTION</text:span> DW top book entire back room of the Mill after the squash.</text:p>
      <text:p text:style-name="Standard"><text:span text:style-name="T1">ACTION</text:span> DW to sent AE last year’s presentation.</text:p>
      <text:p text:style-name="Standard">PW – Dropbox folder for all exec members to hold documents they all need. New committee members have access to everything they need INSTANTLY! MS there is a UNI “GIT” service.</text:p>
      <text:p text:style-name="Standard"><text:span text:style-name="T1">ACTION</text:span> DW to talk about the Ardeche in presentation and Expo! DW to make slide presentation insert to AE’s presentation.</text:p>
      <text:p text:style-name="Standard">MS we need to do INSURANCE! BCA does this thing that means there’s a small form?!</text:p>
      <text:p text:style-name="Standard"><text:span text:style-name="T1">ACTION</text:span> MS to look up insurance.</text:p>
      <text:p text:style-name="Standard">AE wants his insurance!</text:p>
      <text:p text:style-name="Standard">DW and MS – Sam needs to learn how to do the insurance.</text:p>
      <text:p text:style-name="Standard">PW we need a float for the people who have the wrong change!</text:p>
      <text:p text:style-name="Standard">PW there are transport and general grants throughout the year!</text:p>
      <text:p text:style-name="Standard">£60 per car for fuel AE worked it out with a calculator.</text:p>
      <text:p text:style-name="Standard">PW Adrian can drive a minibus?!?! DW – “this actually happened?!”</text:p>
      <text:p text:style-name="Standard"><text:span text:style-name="T1">ACTION</text:span> DW to ask Adrian to drive.</text:p>
      <text:p text:style-name="Standard"><text:soft-page-break/>DW suggests tying people up to get them to the pub. Person from NUCC suggests tying freshers together for fresher’s social.</text:p>
      <text:p text:style-name="Standard">DW we have lots of money! </text:p>
      <text:p text:style-name="Standard">PW how about you ask the MILL</text:p>
      <text:p text:style-name="Standard"><text:span text:style-name="T1">ACTION </text:span>DW – talk to the Mill about “free” beer.</text:p>
      <text:p text:style-name="Standard">General – we can train people to use ladders IN the cave?</text:p>
      <text:p text:style-name="Standard">MS – The Tuesday after the squash – before the Mendip trip – have a half hour training session for the ladders.</text:p>
      <text:p text:style-name="Standard">MS and DW discuss training logistics for start of term. AE suggests sign up for training? Shot down like a bird.</text:p>
      <text:p text:style-name="Standard">MS wants to train abseiling and ladders as it’s fun and quick.</text:p>
      <text:p text:style-name="Standard"><text:span text:style-name="T1">ACTION</text:span> DW to contact Kelsey Kerridge about opportunities for training. MS reckons we shoult have two training sessions, Queen’s college have given us two days which we may be able to book.</text:p>
      <text:p text:style-name="Standard">PW Emmanuel has a stage we could use?</text:p>
      <text:p text:style-name="Standard">PW – Do we have enough gear in general? DW – acquire some volunteers to ship the gear around for fresher’s events and stuff.</text:p>
      <text:p text:style-name="Standard"><text:span text:style-name="T1">ACTION</text:span> – AE to make socials – curry’s something at Christmas (formal or dinner?), Thursday after novice trips to get the novices to chat? And of course a bar crawl of some kind (with rope perhaps). AE everyone dress as their fave underground animal.</text:p>
      <text:p text:style-name="Standard"><text:span text:style-name="T1">ACTION</text:span> AE find and assign a mascot, MS “make sure it’s not a shit animal”.</text:p>
      <text:p text:style-name="Standard">General discussion of landmarks in OFD 2 for mascots.</text:p>
      <text:p text:style-name="Standard">DW is very keen on a curry.</text:p>
      <text:p text:style-name="Standard">MS how do we get freshers to sign up.</text:p>
      <text:list xml:id="list2048493373132378956" text:style-name="WWNum2">
        <text:list-item>
          <text:p text:style-name="P3">President</text:p>
        </text:list-item>
        <text:list-item>
          <text:p text:style-name="P3">Junior Treasurer</text:p>
        </text:list-item>
        <text:list-item>
          <text:p text:style-name="P3">Membership sec</text:p>
        </text:list-item>
        <text:list-item>
          <text:p text:style-name="P3">Tackle master (all four required by OUR (not UNI) constitution)</text:p>
        </text:list-item>
        <text:list-item>
          <text:p text:style-name="P3">Social Sec</text:p>
        </text:list-item>
        <text:list-item>
          <text:p text:style-name="P3">Meet Sec</text:p>
        </text:list-item>
        <text:list-item>
          <text:p text:style-name="P3">Lamp-post – (lights)</text:p>
        </text:list-item>
        <text:list-item>
          <text:p text:style-name="P3">Librarian</text:p>
        </text:list-item>
      </text:list>
      <text:p text:style-name="Standard">AE wants a shake up. AE wants to get rid of meet sec role since meets are organised by the committee anyway.</text:p>
      <text:p text:style-name="Standard"><text:span text:style-name="T1">ACTION</text:span> – DW to consider arranging a meeting at start of term to clean up unused exec officers. PW – we need to inform the society peoples.</text:p>
      <text:p text:style-name="Standard">PW reckon skeeping the lamp and tackle split reduces confusion.</text:p>
      <text:p text:style-name="Standard">PW is there a club library? What does the librarian do? There’s a cupboard in Pembrooke.</text:p>
      <text:p text:style-name="Standard">AOB<text:line-break/>New year, meet is not run by the club. – stab at New year in the squash presentation.</text:p>
      <text:p text:style-name="Standard"><text:soft-page-break/>DW not to get lost on lost johns, or Bull pot of the witches.</text:p>
      <text:p text:style-name="Standard">DW and MS – Ardeche. It actually happened, but nobody knows what happened, maybe it was a Shinwell conspiracy?</text:p>
      <text:p text:style-name="Standard">MS the expo committee is separate to the CUCC committee.</text:p>
      <text:p text:style-name="Standard"><text:span text:style-name="T1">ACTION </text:span>DW to make a policy and list of tackle store keys.</text:p>
      <text:p text:style-name="Standard">MS – can get a tackle store key off the porters. DW – AE can copy my key.</text:p>
      <text:p text:style-name="Standard"/>
      <text:p text:style-name="Standard">Meeting closed 10:49pm.</text:p>
      <text:p text:style-name="Standard">DW we need drivers and leaders.</text:p>
      <text:p text:style-name="Standard"><text:span text:style-name="T1">ACTIONS</text:span> DW to send emails for drivers and leaders for<text:bookmark text:name="_GoBack"/> novice tri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d</meta:initial-creator>
    <dc:creator>Aled</dc:creator>
    <meta:editing-cycles>136</meta:editing-cycles>
    <meta:creation-date>2015-09-26T20:35:00</meta:creation-date>
    <dc:date>2015-09-29T14:38:00</dc:date>
    <meta:editing-duration>PT1H16M</meta:editing-duration>
    <meta:generator>LibreOffice/5.0.1.2.0$Linux_X86_64 LibreOffice_project/00m0$Build-2</meta:generator>
    <meta:document-statistic meta:table-count="0" meta:image-count="0" meta:object-count="0" meta:page-count="4" meta:paragraph-count="95" meta:word-count="1117" meta:character-count="6011" meta:non-whitespace-character-count="4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